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.847cm" fo:margin-right="0cm" fo:text-indent="-0.847cm" style:auto-text-indent="false"/>
    </style:style>
    <style:style style:name="P2" style:family="paragraph" style:parent-style-name="Text_20_body">
      <style:paragraph-properties fo:margin-left="0.847cm" fo:margin-right="0cm" fo:text-indent="-0.847cm" style:auto-text-indent="false"/>
      <style:text-properties officeooo:rsid="0015a4da" officeooo:paragraph-rsid="001762a1"/>
    </style:style>
    <style:style style:name="P3" style:family="paragraph" style:parent-style-name="Text_20_body">
      <style:paragraph-properties fo:margin-left="0.847cm" fo:margin-right="0cm" fo:text-indent="-0.847cm" style:auto-text-indent="false"/>
      <style:text-properties officeooo:rsid="0015a4da" officeooo:paragraph-rsid="001884cc"/>
    </style:style>
    <style:style style:name="P4" style:family="paragraph" style:parent-style-name="Text_20_body">
      <style:paragraph-properties fo:margin-left="0.847cm" fo:margin-right="0cm" fo:text-indent="-0.847cm" style:auto-text-indent="false"/>
      <style:text-properties fo:font-weight="normal" officeooo:paragraph-rsid="001762a1" style:font-weight-asian="normal" style:font-weight-complex="normal"/>
    </style:style>
    <style:style style:name="P5" style:family="paragraph" style:parent-style-name="Text_20_body">
      <style:paragraph-properties fo:margin-left="0.847cm" fo:margin-right="0cm" fo:text-indent="-0.847cm" style:auto-text-indent="false"/>
      <style:text-properties fo:font-weight="normal" officeooo:paragraph-rsid="001b6385" style:font-weight-asian="normal" style:font-weight-complex="normal"/>
    </style:style>
    <style:style style:name="P6" style:family="paragraph" style:parent-style-name="Text_20_body">
      <style:paragraph-properties fo:margin-left="0.847cm" fo:margin-right="0cm" fo:text-indent="-0.847cm" style:auto-text-indent="false"/>
      <style:text-properties fo:font-size="10pt" fo:language="en" fo:country="CA" style:font-size-asian="10pt" style:font-size-complex="10pt"/>
    </style:style>
    <style:style style:name="P7" style:family="paragraph" style:parent-style-name="Text_20_body">
      <style:paragraph-properties fo:margin-left="0.847cm" fo:margin-right="0cm" fo:text-indent="-0.847cm" style:auto-text-indent="false"/>
      <style:text-properties fo:font-size="10pt" fo:language="en" fo:country="CA" officeooo:rsid="0015a4da" officeooo:paragraph-rsid="001884cc" style:font-size-asian="10pt" style:font-size-complex="10pt"/>
    </style:style>
    <style:style style:name="P8" style:family="paragraph" style:parent-style-name="Text_20_body">
      <style:paragraph-properties fo:margin-left="0.847cm" fo:margin-right="0cm" fo:text-indent="-0.847cm" style:auto-text-indent="false"/>
      <style:text-properties fo:font-size="10pt" fo:language="en" fo:country="CA" fo:font-weight="normal" officeooo:paragraph-rsid="001762a1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left="0.847cm" fo:margin-right="0cm" fo:text-indent="-0.847cm" style:auto-text-indent="false"/>
      <style:text-properties officeooo:paragraph-rsid="001b6385"/>
    </style:style>
    <style:style style:name="P10" style:family="paragraph" style:parent-style-name="Text_20_body">
      <style:paragraph-properties fo:margin-left="0.847cm" fo:margin-right="0cm" fo:text-align="center" style:justify-single-word="false" fo:text-indent="-0.847cm" style:auto-text-indent="false"/>
      <style:text-properties fo:language="en" fo:country="CA" fo:font-weight="bold" officeooo:rsid="0019ee28" officeooo:paragraph-rsid="0019ee28" style:font-weight-asian="bold" style:font-weight-complex="bold"/>
    </style:style>
    <style:style style:name="P11" style:family="paragraph" style:parent-style-name="Text_20_body">
      <style:paragraph-properties fo:margin-left="0.847cm" fo:margin-right="0cm" fo:text-indent="-0.847cm" style:auto-text-indent="false"/>
      <style:text-properties fo:language="en" fo:country="CA" fo:font-weight="bold" officeooo:rsid="0019ee28" officeooo:paragraph-rsid="0019ee28" style:font-weight-asian="bold" style:font-weight-complex="bold"/>
    </style:style>
    <style:style style:name="P12" style:family="paragraph" style:parent-style-name="Text_20_body">
      <style:paragraph-properties fo:margin-left="0.847cm" fo:margin-right="0cm" fo:text-indent="-0.847cm" style:auto-text-indent="false"/>
      <style:text-properties fo:language="en" fo:country="CA" fo:font-weight="bold" officeooo:rsid="001af368" officeooo:paragraph-rsid="001af368" style:font-weight-asian="bold" style:font-weight-complex="bold"/>
    </style:style>
    <style:style style:name="P13" style:family="paragraph" style:parent-style-name="Text_20_body">
      <style:paragraph-properties fo:margin-left="0.847cm" fo:margin-right="0cm" fo:text-indent="-0.847cm" style:auto-text-indent="false"/>
      <style:text-properties fo:language="en" fo:country="CA" fo:font-weight="bold" officeooo:rsid="001884cc" officeooo:paragraph-rsid="001884cc" style:font-weight-asian="bold" style:font-weight-complex="bold"/>
    </style:style>
    <style:style style:name="P14" style:family="paragraph" style:parent-style-name="Text_20_body">
      <style:paragraph-properties fo:margin-left="0.847cm" fo:margin-right="0cm" fo:text-indent="-0.847cm" style:auto-text-indent="false"/>
      <style:text-properties fo:language="en" fo:country="CA" fo:font-weight="bold" officeooo:rsid="001cfd4a" officeooo:paragraph-rsid="001cfd4a" style:font-weight-asian="bold" style:font-weight-complex="bold"/>
    </style:style>
    <style:style style:name="P15" style:family="paragraph" style:parent-style-name="Text_20_body">
      <style:paragraph-properties fo:margin-left="0.847cm" fo:margin-right="0cm" fo:text-indent="-0.847cm" style:auto-text-indent="false"/>
      <style:text-properties fo:language="en" fo:country="CA" fo:font-weight="normal" officeooo:rsid="001a8fa6" officeooo:paragraph-rsid="001a8fa6" style:font-weight-asian="normal" style:font-weight-complex="normal"/>
    </style:style>
    <style:style style:name="P16" style:family="paragraph" style:parent-style-name="Text_20_body">
      <style:paragraph-properties fo:margin-left="0.847cm" fo:margin-right="0cm" fo:text-indent="-0.847cm" style:auto-text-indent="false"/>
      <style:text-properties fo:language="en" fo:country="CA" fo:font-weight="normal" officeooo:rsid="001b6385" officeooo:paragraph-rsid="001b6385" style:font-weight-asian="normal" style:font-weight-complex="normal"/>
    </style:style>
    <style:style style:name="P17" style:family="paragraph" style:parent-style-name="Text_20_body">
      <style:paragraph-properties fo:margin-left="0.847cm" fo:margin-right="0cm" fo:text-indent="-0.847cm" style:auto-text-indent="false"/>
      <style:text-properties fo:language="en" fo:country="CA" officeooo:paragraph-rsid="001b6385"/>
    </style:style>
    <style:style style:name="P18" style:family="paragraph" style:parent-style-name="Text_20_body">
      <style:paragraph-properties fo:margin-left="0.847cm" fo:margin-right="0cm" fo:text-indent="-0.847cm" style:auto-text-indent="false"/>
      <style:text-properties fo:language="en" fo:country="CA" officeooo:rsid="001884cc" officeooo:paragraph-rsid="001884cc"/>
    </style:style>
    <style:style style:name="P19" style:family="paragraph" style:parent-style-name="Text_20_body">
      <style:paragraph-properties fo:margin-left="0.847cm" fo:margin-right="0cm" fo:text-indent="-0.847cm" style:auto-text-indent="false"/>
      <style:text-properties officeooo:paragraph-rsid="001cfd4a"/>
    </style:style>
    <style:style style:name="P20" style:family="paragraph" style:parent-style-name="Text_20_body">
      <loext:graphic-properties draw:fill="none"/>
      <style:paragraph-properties fo:margin-left="0.847cm" fo:margin-right="0cm" fo:margin-top="0cm" fo:margin-bottom="0.247cm" loext:contextual-spacing="false" fo:line-height="120%" fo:text-indent="-0.847cm" style:auto-text-indent="false" fo:background-color="transparent"/>
      <style:text-properties fo:font-weight="normal" officeooo:rsid="0019ee28" officeooo:paragraph-rsid="0019ee28" style:font-weight-asian="normal" style:font-weight-complex="normal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language="en" fo:country="CA" fo:font-weight="bold" officeooo:rsid="001b6385" officeooo:paragraph-rsid="001b6385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language="en" fo:country="CA" fo:font-weight="bold" officeooo:rsid="001a8fa6" officeooo:paragraph-rsid="001a8fa6" style:font-weight-asian="bold" style:font-weight-complex="bold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1.499cm" style:auto-text-indent="false" style:page-number="auto" fo:background-color="transparent"/>
      <style:text-properties fo:language="en" fo:country="CA" officeooo:rsid="0019ee28" officeooo:paragraph-rsid="0019ee28"/>
    </style:style>
    <style:style style:name="P24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language="en" fo:country="CA"/>
    </style:style>
    <style:style style:name="P25" style:family="paragraph" style:parent-style-name="Standard">
      <loext:graphic-properties draw:fill="none"/>
      <style:paragraph-properties fo:margin-left="0cm" fo:margin-right="0cm" fo:text-indent="1.499cm" style:auto-text-indent="false" fo:background-color="transparent"/>
      <style:text-properties fo:language="en" fo:country="CA" officeooo:rsid="001b6385" officeooo:paragraph-rsid="001b6385" fo:background-color="#ffff00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language="en" fo:country="CA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  <style:text-properties fo:language="en" fo:country="CA" fo:font-weight="normal" officeooo:rsid="001b6385" officeooo:paragraph-rsid="001b6385" style:font-weight-asian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cm" fo:margin-right="0cm" fo:text-indent="1.499cm" style:auto-text-indent="false" style:page-number="auto" fo:background-color="transparent"/>
    </style:style>
    <style:style style:name="P29" style:family="paragraph" style:parent-style-name="Standard">
      <style:text-properties fo:font-weight="bold" officeooo:rsid="001df644" officeooo:paragraph-rsid="001df644" style:font-weight-asian="bold" style:font-weight-complex="bold"/>
    </style:style>
    <style:style style:name="P30" style:family="paragraph" style:parent-style-name="Standard">
      <style:text-properties fo:language="en" fo:country="CA"/>
    </style:style>
    <style:style style:name="P31" style:family="paragraph" style:parent-style-name="Standard">
      <style:text-properties fo:background-color="#ffff00"/>
    </style:style>
    <style:style style:name="P32" style:family="paragraph" style:parent-style-name="Standard" style:list-style-name="L1"/>
    <style:style style:name="P33" style:family="paragraph" style:parent-style-name="Standard" style:list-style-name="L1">
      <style:text-properties officeooo:rsid="001cfd4a" officeooo:paragraph-rsid="001cfd4a"/>
    </style:style>
    <style:style style:name="P34" style:family="paragraph" style:parent-style-name="Text_20_body">
      <style:paragraph-properties fo:margin-left="0.847cm" fo:margin-right="0cm" fo:text-indent="-0.847cm" style:auto-text-indent="false"/>
      <style:text-properties fo:language="en" fo:country="CA" fo:font-weight="bold" officeooo:rsid="001cfd4a" officeooo:paragraph-rsid="001cfd4a" style:font-weight-asian="bold" style:font-weight-complex="bold"/>
    </style:style>
    <style:style style:name="P35" style:family="paragraph" style:parent-style-name="Text_20_body">
      <style:paragraph-properties fo:margin-left="0.847cm" fo:margin-right="0cm" fo:text-indent="-0.847cm" style:auto-text-indent="false"/>
      <style:text-properties fo:font-size="10pt" fo:language="en" fo:country="CA" officeooo:rsid="0015a4da" officeooo:paragraph-rsid="001884cc" style:font-size-asian="10pt" style:font-size-complex="10pt"/>
    </style:style>
    <style:style style:name="T1" style:family="text">
      <style:text-properties fo:font-style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ize-complex="10pt"/>
    </style:style>
    <style:style style:name="T4" style:family="text">
      <style:text-properties fo:font-size="10pt" fo:language="en" fo:country="CA" style:font-size-asian="10pt" style:font-size-complex="10pt"/>
    </style:style>
    <style:style style:name="T5" style:family="text">
      <style:text-properties fo:font-size="10pt" fo:language="en" fo:country="CA" fo:font-style="italic" style:font-size-asian="10pt" style:font-size-complex="10pt"/>
    </style:style>
    <style:style style:name="T6" style:family="text">
      <style:text-properties officeooo:rsid="001a8fa6"/>
    </style:style>
    <style:style style:name="T7" style:family="text">
      <style:text-properties officeooo:rsid="001b6385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03e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mprehensive Project Outline</text:p>
      <text:p text:style-name="P23">There have been numerous studies over the last 60 years that explored the effects music has on human cognitive abilities. A review in 2005 made a good summary of the existing literature:</text:p>
      <text:p text:style-name="P20"><text:span text:style-name="T4">Rickard, N. S., Toukhsati, S. R., &amp; Field, Simone, E. (2005). The Effect of Music on Cognitive Performance: Insight From Neurobiological and Animal Studies. </text:span><text:span text:style-name="T5">Behavioral and Cognitive Neuroscience Reviews</text:span><text:span text:style-name="T4">, </text:span><text:span text:style-name="T5">4</text:span><text:span text:style-name="T4">(4), 235–261. </text:span><text:a xlink:type="simple" xlink:href="http://doi.org/10.1177/1534582305285869" text:style-name="Internet_20_link" text:visited-style-name="Visited_20_Internet_20_Link"><text:span text:style-name="T4">http://doi.org/10.1177/1534582305285869</text:span></text:a></text:p>
      <text:p text:style-name="P15">Below, are a selection of papers that cover the pre-2005 period of study in this field.</text:p>
      <text:p text:style-name="P11">Behavioural Studies – pre-2005</text:p>
      <text:p text:style-name="P6">Freeburne, C. M., &amp; Fleischer, M. S. (1952). The effect of music distraction upon reading rate and comprehension. <text:span text:style-name="T1">Journal of Educational Psychology</text:span>, <text:span text:style-name="T1">43</text:span>(2), 101–109. http://doi.org/10.1037/h0054219</text:p>
      <text:p text:style-name="P6">Colle, H. A., &amp; Welsh, A. (1976). Acoustic masking in primary memory. <text:span text:style-name="T1">Journal of Verbal Learning and Verbal Behavior</text:span>, <text:span text:style-name="T1">15</text:span>(1), 17–31. http://doi.org/10.1016/S0022-5371(76)90003-7</text:p>
      <text:p text:style-name="P6">Arkes, H. R., Rettig, L. E., &amp; Scougale, J. D. (1986). The effect of concurrent task complexity and music experience on preference for simple and complex music. <text:span text:style-name="T1">Psychomusicology: A Journal of Research in Music Cognition</text:span>, <text:span text:style-name="T1">6</text:span>(1–2), 51–60. http://doi.org/10.1037/h0094191</text:p>
      <text:p text:style-name="P6">Martin, R. C., Wogalter, M. S., &amp; Forlano, J. G. (1988). Reading comprehension in the presence of unattended speech and music. <text:span text:style-name="T1">Journal of Memory and Language</text:span>, <text:span text:style-name="T1">27</text:span>(4), 382–398. http://doi.org/10.1016/0749-596X(88)90063-0</text:p>
      <text:p text:style-name="P6">SOGIN, D. W. (1988). EFFECTS OF THREE DIFFERENT MUSICAL STYLES OF BACKGROUND MUSIC ON CODING BY COLLEGE-AGE STUDENTS. <text:span text:style-name="T1">Perceptual and Motor Skills</text:span>, <text:span text:style-name="T1">67</text:span>(1), 275–280. http://doi.org/10.2466/pms.1988.67.1.275</text:p>
      <text:p text:style-name="P6">Salamé, P., &amp; Baddeley, A. (1989). Effects of background music on phonological short-term memory. <text:span text:style-name="T1">The Quarterly Journal of Experimental Psychology Section A</text:span>, <text:span text:style-name="T1">41</text:span>(1), 107–122. http://doi.org/10.1080/14640748908402355</text:p>
      <text:p text:style-name="P6">Jones, D. M., Miles, C., &amp; Page, J. (1990). Disruption of proofreading by irrelevant speech: Effects of attention, arousal or memory? <text:span text:style-name="T1">Applied Cognitive Psychology</text:span>, <text:span text:style-name="T1">4</text:span>(2), 89–108. http://doi.org/10.1002/acp.2350040203</text:p>
      <text:p text:style-name="P6">Rauscher, F. H., Shaw, G. L., &amp; Ky, K. N. (1993). Music and spatial task performance. <text:span text:style-name="T1">Nature</text:span>, <text:span text:style-name="T1">365</text:span>(6447), 611. http://doi.org/10.1038/365611a0</text:p>
      <text:p text:style-name="P6">Crawford, H. J., &amp; Strapp, C. M. (1994). Effects of vocal and instrumental music on visuospatial and verbal performance as moderated by studying preference and personality. <text:span text:style-name="T1">Personality and Individual Differences</text:span>, <text:span text:style-name="T1">16</text:span>(2), 237–245. http://doi.org/10.1016/0191-8869(94)90162-7</text:p>
      <text:p text:style-name="P6">Furnham, A., &amp; Bradley, A. (1997). Music while you work: the differential distraction of background music on the cognitive test performance of introverts and extraverts. <text:span text:style-name="T1">Applied Cognitive Psychology</text:span>, <text:span text:style-name="T1">11</text:span>(5), 445–455. http://doi.org/10.1002/(SICI)1099-0720(199710)11:5&lt;445::AID-ACP472&gt;3.0.CO;2-R</text:p>
      <text:p text:style-name="P6">Beaman, C. P., &amp; Jones, D. M. (1997). Role of serial order in the irrelevant speech effect: Tests of the changing-state hypothesis. <text:span text:style-name="T1">Journal of Experimental Psychology: Learning, Memory, and Cognition</text:span>, <text:span text:style-name="T1">23</text:span>(2), 459–471. http://doi.org/10.1037/0278-7393.23.2.459</text:p>
      <text:p text:style-name="P6">RAUSCHER, F. H., &amp; SHAW, G. L. (1998). KEY COMPONENTS OF THE MOZART EFFECT. <text:span text:style-name="T1">Perceptual and Motor Skills</text:span>, <text:span text:style-name="T1">86</text:span>(3), 835–841. http://doi.org/10.2466/pms.1998.86.3.835</text:p>
      <text:p text:style-name="P6"><text:soft-page-break/>Furnham, A., &amp; Allass, K. (1999). The influence of musical distraction of varying complexity on the cognitive performance of extroverts and introverts. <text:span text:style-name="T1">European Journal of Personality</text:span>, <text:span text:style-name="T1">13</text:span>(1), 27–38. http://doi.org/10.1002/(SICI)1099-0984(199901/02)13:1&lt;27::AID-PER318&gt;3.0.CO;2-R</text:p>
      <text:p text:style-name="P6">Nantais, K. M., &amp; Schellenberg, E. G. (1999). The Mozart Effect: An Artifact of Preference. <text:span text:style-name="T1">Psychological Science</text:span>, <text:span text:style-name="T1">10</text:span>(4), 370–373. http://doi.org/10.1111/1467-9280.00170</text:p>
      <text:p text:style-name="P6">Thompson, W. F., Schellenberg, E. G., &amp; Husain, G. (2001). Arousal, Mood, and The Mozart Effect. <text:span text:style-name="T1">Psychological Science</text:span>, <text:span text:style-name="T1">12</text:span>(3), 248–251. http://doi.org/10.1111/1467-9280.00345</text:p>
      <text:p text:style-name="P6">Hallam, S., Price, J., &amp; Katsarou, G. (2002). The Effects of Background Music on Primary School Pupils’ Task Performance. <text:span text:style-name="T1">Educational Studies</text:span>, <text:span text:style-name="T1">28</text:span>(2), 111–122. http://doi.org/10.1080/03055690220124551</text:p>
      <text:p text:style-name="P17"><text:span text:style-name="T2">Furnham, A., &amp; Strbac, L. (2002). Music is as distracting as noise: the differential distraction of background music and noise on the cognitive test performance of introverts and extraverts. </text:span><text:span text:style-name="T3">Ergonomics</text:span><text:span text:style-name="T2">, </text:span><text:span text:style-name="T3">45</text:span><text:span text:style-name="T2">(3), 203–217. http://doi.org/10.1080/00140130210121932</text:span></text:p>
      <text:p text:style-name="P26"/>
      <text:p text:style-name="P24">However, much has been done in the last 10 years to continue this line of research, and I propose that it is time for a<text:span text:style-name="T6">nother survey of the literature.</text:span></text:p>
      <text:p text:style-name="P25">Summary of the behavioural studies since 2005</text:p>
      <text:p text:style-name="P25">Are there new avenues? What’s new about this research?</text:p>
      <text:p text:style-name="P22">Behavioural Studies – 2005 to present</text:p>
      <text:p text:style-name="P22"/>
      <text:p text:style-name="P6">Schellenberg, E., &amp; Hallam, S. (2005). Music listening and cognitive abilities in 10 and 11 year-olds: The Blur effect. <text:span text:style-name="T1">Neurosciences and Music Ii From Perception to Performance</text:span>, <text:span text:style-name="T1">1060</text:span>(The Neurosciences and Music II: From Perception to Performance), 202–209. http://doi.org/10.1196/annals.1360.013</text:p>
      <text:p text:style-name="P6">Oakes, S., &amp; North, A. C. (2006). The impact of background musical tempo and timbre congruity upon ad content recall and affective response. <text:span text:style-name="T1">Applied Cognitive Psychology</text:span>, <text:span text:style-name="T1">20</text:span>(4), 505–520. http://doi.org/10.1002/acp.1199</text:p>
      <text:p text:style-name="P6">Schellenberg, E. G., Nakata, T., Hunter, P. G., &amp; Tamoto, S. (2007). Exposure to music and cognitive performance: tests of children and adults. <text:span text:style-name="T1">Psychology of Music</text:span>, <text:span text:style-name="T1">35</text:span>(1), 5–19. http://doi.org/10.1177/0305735607068885</text:p>
      <text:p text:style-name="P1"><text:span text:style-name="T4">Reese, V., &amp; Dunn, R. (2007). Learning-Style Preferences of a Diverse Freshmen Population in a Large, Private, Metropolitan University by Gender and GPA. </text:span><text:span text:style-name="T5">Journal of College Student Retention: Research, Theory and Practice</text:span><text:span text:style-name="T4">, </text:span><text:span text:style-name="T5">9</text:span><text:span text:style-name="T4">(1), 95–112. </text:span><text:a xlink:type="simple" xlink:href="http://doi.org/10.2190/N836-888L-2311-2374" text:style-name="Internet_20_link" text:visited-style-name="Visited_20_Internet_20_Link"><text:span text:style-name="T4">http://doi.org/10.2190/N836-888L-2311-2374</text:span></text:a></text:p>
      <text:p text:style-name="P6">Perham, N., Banbury, S. P., &amp; Jones, D. M. (2007). Reduction in auditory distraction by retrieval strategy. <text:span text:style-name="T1">Memory</text:span>, <text:span text:style-name="T1">15</text:span>(4), 465–473. http://doi.org/10.1080/09658210701288244</text:p>
      <text:p text:style-name="P6">Kantner, J. (2009). Studying with music: Is the irrelevant speech effect relevant? <text:span text:style-name="T1">Applied Memory</text:span>, (May), 19–40.</text:p>
      <text:p text:style-name="P6">Aheadi, A. ., Dixon, P. ., &amp; Glover, S. . (2010). A limiting feature of the Mozart effect: Listening enhances mental rotation abilities in non-musicians but not musicians. <text:span text:style-name="T1">Psychology of Music</text:span>, <text:span text:style-name="T1">38</text:span>(1), 107–117. http://doi.org/10.1177/0305735609336057</text:p>
      <text:p text:style-name="P6">Kotsopoulou, A., &amp; Hallam, S. (2010). The perceived impact of playing music while studying: age and cultural differences. <text:span text:style-name="T1">Educational Studies</text:span>, <text:span text:style-name="T1">36</text:span>(4), 431–440. http://doi.org/10.1080/03055690903424774</text:p>
      <text:p text:style-name="P6">Anderson, S. a., &amp; Fuller, G. B. (2010). Effect of music on reading comprehension of junior high school students. <text:span text:style-name="T1">School Psychology Quarterly</text:span>, <text:span text:style-name="T1">25</text:span>(3), 178–187. http://doi.org/10.1037/a0021213</text:p>
      <text:p text:style-name="P6">Williamson, V. J., Mitchell, T., Hitch, G. J., &amp; Baddeley, A. D. (2010). Musicians’ memory for verbal and tonal materials under conditions of irrelevant sound. <text:span text:style-name="T1">Psychology of Music</text:span>, <text:span text:style-name="T1">38</text:span>(3), 331–350. http://doi.org/10.1177/0305735609351918</text:p>
      <text:p text:style-name="P6"><text:soft-page-break/>Greene, C. M., Bahri, P., &amp; Soto, D. (2010). Interplay between affect and arousal in recognition memory. <text:span text:style-name="T1">PLoS ONE</text:span>, <text:span text:style-name="T1">5</text:span>(7). http://doi.org/10.1371/journal.pone.0011739</text:p>
      <text:p text:style-name="P6">Patston, L. L. M., &amp; Tippett, L. J. (2011). The Effect of Background Music on Cognitive Performance in Musicians and Nonmusicians. <text:span text:style-name="T1">Music Perception: An Interdisciplinary Journal</text:span>, <text:span text:style-name="T1">29</text:span>(2), 173–183. http://doi.org/10.1525/mp.2011.29.2.173</text:p>
      <text:p text:style-name="P6">Perham, N., &amp; Vizard, J. (2011). Can preference for background music mediate the irrelevant sound effect? <text:span text:style-name="T1">Applied Cognitive Psychology</text:span>, <text:span text:style-name="T1">25</text:span>(4), 625–631. http://doi.org/10.1002/acp.1731</text:p>
      <text:p text:style-name="P6">Perham, N., &amp; Sykora, M. (2012). Disliked Music can be Better for Performance than Liked Music. <text:span text:style-name="T1">Applied Cognitive Psychology</text:span>, <text:span text:style-name="T1">26</text:span>(4), 550–555. http://doi.org/10.1002/acp.2826</text:p>
      <text:p text:style-name="P6">Mammarella, N., Fairfield, B., &amp; Cornoldi, C. (2013). Does music enhance cognitive performance in healthy older adults? The Vivaldi effect. <text:span text:style-name="T1">Aging Clinical and Experimental Research</text:span>, <text:span text:style-name="T1">19</text:span>(5), 394–399. http://doi.org/10.1007/BF03324720</text:p>
      <text:p text:style-name="P6">Cabanac, A., Perlovsky, L., Bonniot-Cabanac, M. C., &amp; Cabanac, M. (2013). Music and academic performance. <text:span text:style-name="T1">Behavioural Brain Research</text:span>, <text:span text:style-name="T1">256</text:span>, 257–260. http://doi.org/10.1016/j.bbr.2013.08.023</text:p>
      <text:p text:style-name="P6">Perham, N., &amp; Currie, H. (2014). Does listening to preferred music improve reading comprehension performance? <text:span text:style-name="T1">Applied Cognitive Psychology</text:span>, <text:span text:style-name="T1">28</text:span>(2), 279–284. http://doi.org/10.1002/acp.2994</text:p>
      <text:p text:style-name="P6">Dowling, W. J., &amp; Tillmann, B. (2014). Memory Improvement While Hearing Music: <text:span text:style-name="T9">Effects of Structural Continuity on Feature Binding</text:span>. <text:span text:style-name="T1">Music Perception: An Interdisciplinary Journal</text:span>, <text:span text:style-name="T1">32</text:span>(1), 11–32. http://doi.org/10.1525/mp.2014.32.1.11</text:p>
      <text:p text:style-name="P6">Reynolds, J., McClelland, A., &amp; Furnham, A. (2014). An investigation of cognitive test performance across conditions of silence, background noise and music as a function of neuroticism. <text:span text:style-name="T1">Anxiety, Stress, and Coping</text:span>, <text:span text:style-name="T1">27</text:span>(4), 410–21. http://doi.org/10.1080/10615806.2013.864388</text:p>
      <text:p text:style-name="P6">Yang, J., McClelland, A., &amp; Furnham, A. (2016). The effect of background music on the cognitive performance of musicians: A pilot study. <text:span text:style-name="T1">Psychology of Music</text:span>, <text:span text:style-name="T1">44</text:span>(5), 1202–1208. http://doi.org/10.1177/0305735615592265</text:p>
      <text:p text:style-name="P6">Bell, T. P., McIntyre, K. A., &amp; Hadley, R. (2016). Listening to classical music results in a positive correlation between spatial reasoning and mindfulness. <text:span text:style-name="T1">Psychomusicology: Music, Mind, and Brain</text:span>, <text:span text:style-name="T1">26</text:span>(3), 226–235. http://doi.org/10.1037/pmu0000139</text:p>
      <text:p text:style-name="P27">Besides behavioural studies, some are beginning to use EEG to explore this topic. I would like to argue, that this is a promising line of research <text:span text:style-name="T8">because of other EEG research into distraction, cognition, etc.</text:span></text:p>
      <text:p text:style-name="P30"/>
      <text:p text:style-name="P12">EEG studies</text:p>
      <text:p text:style-name="P2"><text:span text:style-name="T4">Caldwell, G. N., &amp; Riby, L. M. (2007). The effects of music exposure and own genre preference on conscious and unconscious cognitive processes: A pilot ERP study. </text:span><text:span text:style-name="T5">Consciousness and Cognition</text:span><text:span text:style-name="T4">, </text:span><text:span text:style-name="T5">16</text:span><text:span text:style-name="T4">(4), 992–996. </text:span><text:a xlink:type="simple" xlink:href="http://doi.org/10.1016/j.concog.2006.06.015" text:style-name="Internet_20_link" text:visited-style-name="Visited_20_Internet_20_Link"><text:span text:style-name="T4">http://doi.org/10.1016/j.concog.2006.06.015</text:span></text:a></text:p>
      <text:p text:style-name="P3"><text:span text:style-name="T4">Castro, M., Tillmann, B., Luaute, J., Corneyllie, A., Dailler, F., Andre-Obadia, N., &amp; Perrin, F. (2015). Boosting Cognition With Music in Patients With Disorders of Consciousness. </text:span><text:span text:style-name="T5">Neurorehabilitation and Neural Repair</text:span><text:span text:style-name="T4">, </text:span><text:span text:style-name="T5">29</text:span><text:span text:style-name="T4">(8), 734–742. </text:span><text:a xlink:type="simple" xlink:href="http://doi.org/10.1177/1545968314565464" text:style-name="Internet_20_link" text:visited-style-name="Visited_20_Internet_20_Link"><text:span text:style-name="T4">http://doi.org/10.1177/1545968314565464</text:span></text:a></text:p>
      <text:p text:style-name="P7">Verrusio, W., Ettorre, E., Vicenzini, E., Vanacore, N., Cacciafesta, M., &amp; Mecarelli, O. (2015). The Mozart Effect: A quantitative EEG study. <text:span text:style-name="T1">Consciousness and Cognition</text:span>, <text:span text:style-name="T1">35</text:span>, 150–155. <text:a xlink:type="simple" xlink:href="http://doi.org/10.1016/j.concog.2015.05.005" text:style-name="Internet_20_link" text:visited-style-name="Visited_20_Internet_20_Link">http://doi.org/10.1016/j.concog.2015.05.005</text:a></text:p>
      <text:p text:style-name="P7"><text:soft-page-break/>Jaušovec, N., &amp; Habe, K. (2003). The “Mozart Effect”: An Electroencephalographic Analysis Employing the Methods of Induced Event-Related Desynchronization/ Synchronization and Event-Related Coherence. <text:span text:style-name="T1">Brain Topography</text:span>, <text:span text:style-name="T1">16</text:span>(2), 73–84. http://doi.org/10.1023/B:BRAT.0000006331.10425.4b</text:p>
      <text:p text:style-name="P7"/>
      <text:p text:style-name="P18"/>
      <text:p text:style-name="P18"/>
      <text:p text:style-name="P21">EEG studies – cognition (no music)</text:p>
      <text:p text:style-name="P9"><text:span text:style-name="T4">Klimesch, W. (1999). EEG alpha and theta oscillations reflect cognitive and memory performance: A review and analysis. </text:span><text:span text:style-name="T5">Brain Research Reviews</text:span><text:span text:style-name="T4">, </text:span><text:span text:style-name="T5">29</text:span><text:span text:style-name="T4">(2–3), 169–195. </text:span><text:a xlink:type="simple" xlink:href="http://doi.org/10.1016/S0165-0173(98)00056-3" text:style-name="Internet_20_link" text:visited-style-name="Visited_20_Internet_20_Link"><text:span text:style-name="T4">http://doi.org/10.1016/S0165-0173(98)00056-3</text:span></text:a></text:p>
      <text:p text:style-name="P5"><text:span text:style-name="T4">Gevins, A., &amp; Smith, M. E. (2000). Neurophysiological Measures of Working Memory and Individual Differences in Cognitive Ability and Cognitive Style. </text:span><text:span text:style-name="T5">Cerebral Cortex</text:span><text:span text:style-name="T4">, </text:span><text:span text:style-name="T5">10</text:span><text:span text:style-name="T4">(9), 829–839. </text:span><text:a xlink:type="simple" xlink:href="http://doi.org/10.1093/cercor/10.9.829" text:style-name="Internet_20_link" text:visited-style-name="Visited_20_Internet_20_Link"><text:span text:style-name="T4">http://doi.org/10.1093/cercor/10.9.829</text:span></text:a></text:p>
      <text:p text:style-name="P16"><text:span text:style-name="T2">Antonenko, P., Paas, F., Grabner, R., &amp; van Gog, T. (2010). Using Electroencephalography to Measure Cognitive Load. </text:span><text:span text:style-name="T3">Educational Psychology Review</text:span><text:span text:style-name="T2">, </text:span><text:span text:style-name="T3">22</text:span><text:span text:style-name="T2">(4), 425–438. </text:span><text:a xlink:type="simple" xlink:href="http://doi.org/10.1007/s10648-010-9130-y" text:style-name="Internet_20_link" text:visited-style-name="Visited_20_Internet_20_Link"><text:span text:style-name="T2">http://doi.org/10.1007/s10648-010-9130-y</text:span></text:a></text:p>
      <text:p text:style-name="P16"/>
      <text:p text:style-name="P16">In the future, fMRI may be useful but there is little to no current research that uses fMRI. </text:p>
      <text:p text:style-name="P13">fMRI <text:span text:style-name="T7">studies</text:span></text:p>
      <text:p text:style-name="P7">Heine, L., Castro, M., Martial, C., Tillmann, B., Laureys, S., &amp; Perrin, F. (2015). Exploration of functional connectivity during preferred music stimulation in patients with disorders of consciousness. <text:span text:style-name="T1">Frontiers in Psychology</text:span>, <text:span text:style-name="T1">6</text:span>(NOV), 1–11. http://doi.org/10.3389/fpsyg.2015.01704</text:p>
      <text:p text:style-name="P14">Other useful papers</text:p>
      <text:p text:style-name="P14">Meta-analysis:</text:p>
      <text:p text:style-name="P19"><text:span text:style-name="T4">Chabris, C. F. (1999). Prelude or requiem for the “Mozart effect”? </text:span><text:span text:style-name="T5">Nature</text:span><text:span text:style-name="T4">, </text:span><text:span text:style-name="T5">400</text:span><text:span text:style-name="T4">(6747), 826–827. </text:span><text:a xlink:type="simple" xlink:href="http://doi.org/10.1038/23608" text:style-name="Internet_20_link" text:visited-style-name="Visited_20_Internet_20_Link"><text:span text:style-name="T4">http://doi.org/10.1038/23608</text:span></text:a></text:p>
      <text:p text:style-name="P14">Reviews:</text:p>
      <text:p text:style-name="P4"><text:span text:style-name="T4">Schellenberg, E. G. (2005). Music and Cognitive Abilities. </text:span><text:span text:style-name="T5">Current Directions in Psychological Science</text:span><text:span text:style-name="T4">, </text:span><text:span text:style-name="T5">14</text:span><text:span text:style-name="T4">(6), 317–320. </text:span><text:a xlink:type="simple" xlink:href="http://doi.org/10.1111/j.0963-7214.2005.00389.x" text:style-name="Internet_20_link" text:visited-style-name="Visited_20_Internet_20_Link"><text:span text:style-name="T4">http://doi.org/10.1111/j.0963-7214.2005.00389.x</text:span></text:a></text:p>
      <text:p text:style-name="P4"><text:span text:style-name="T4">Rickard, N. S., Toukhsati, S. R., &amp; Field, Simone, E. (2005). The Effect of Music on Cognitive Performance: Insight From Neurobiological and Animal Studies. </text:span><text:span text:style-name="T5">Behavioral and Cognitive Neuroscience Reviews</text:span><text:span text:style-name="T4">, </text:span><text:span text:style-name="T5">4</text:span><text:span text:style-name="T4">(4), 235–261. </text:span><text:a xlink:type="simple" xlink:href="http://doi.org/10.1177/1534582305285869" text:style-name="Internet_20_link" text:visited-style-name="Visited_20_Internet_20_Link"><text:span text:style-name="T4">http://doi.org/10.1177/1534582305285869</text:span></text:a></text:p>
      <text:p text:style-name="P8">Verrusio, W., Moscucci, F., Cacciafesta, M., &amp; Gueli, N. (2015). Mozart Effect and Its Clinical Applications: A Review. <text:span text:style-name="T1">British Journal of Medicine and Medical Research</text:span>, <text:span text:style-name="T1">8</text:span>(8), 639–650. http://doi.org/10.9734/BJMMR/2015/17192</text:p>
      <text:p text:style-name="P29"/>
      <text:p text:style-name="P29">Cognitive Load Theory</text:p>
      <text:p text:style-name="P28">Another way of looking at this research may be through the lens of Cognitive Load Theory.</text:p>
      <text:p text:style-name="P31">CLT papers </text:p>
      <text:list xml:id="list7362635538452879221" text:style-name="L1">
        <text:list-item>
          <text:p text:style-name="P32">Expertise-reversal effect may explain why differences are seen between musicians and non-musicians</text:p>
        </text:list-item>
        <text:list-item>
          <text:p text:style-name="P33"><text:soft-page-break/>Does music become part of germane load for those who study to music, and part of extraneous load for those who study in silence?</text:p>
        </text:list-item>
        <text:list-item>
          <text:p text:style-name="P3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0:11:15.145832000</meta:creation-date>
    <dc:date>2017-01-11T10:40:59.580196000</dc:date>
    <meta:editing-duration>PT1H1M5S</meta:editing-duration>
    <meta:editing-cycles>8</meta:editing-cycles>
    <meta:generator>LibreOffice/5.1.6.2$MacOSX_X86_64 LibreOffice_project/07ac168c60a517dba0f0d7bc7540f5afa45f0909</meta:generator>
    <meta:document-statistic meta:table-count="0" meta:image-count="0" meta:object-count="0" meta:page-count="5" meta:paragraph-count="73" meta:word-count="1654" meta:character-count="12533" meta:non-whitespace-character-count="11000"/>
  </office:meta>
</office:document-meta>
</file>